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4D0000038435DEB4AC6A9DD869.png" manifest:media-type="image/png"/>
  <manifest:file-entry manifest:full-path="Pictures/100002010000055200000384A2171718635B927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x="-0.238cm" svg:y="-0.413cm" svg:width="17cm" svg:height="11.232cm" draw:z-index="1"><draw:image xlink:href="Pictures/100002010000055200000384A2171718635B927F.png" xlink:type="simple" xlink:show="embed" xlink:actuate="onLoad" loext:mime-type="image/png"/></draw:frame></text:p>
      <text:p text:style-name="Standard"/>
      <text:p text:style-name="Standard"><draw:frame draw:style-name="fr1" draw:name="Image1" text:anchor-type="char" svg:x="-0.159cm" svg:y="0.981cm" svg:width="17cm" svg:height="11.275cm" draw:z-index="0"><draw:image xlink:href="Pictures/100002010000054D0000038435DEB4AC6A9DD86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7T10:41:46.745508497</meta:creation-date>
    <dc:date>2022-04-07T10:42:44.876676862</dc:date>
    <meta:editing-duration>PT1M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